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B0000010E6297552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ae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579d1c" draw:marker-start-width="0.5cm" draw:marker-end-width="0.5cm" draw:fill-color="#000000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7.173cm" svg:x="1.001cm" svg:y="10.6cm">
          <draw:image xlink:href="Pictures/10000000000002CB0000010E6297552E.png" xlink:type="simple" xlink:show="embed" xlink:actuate="onLoad">
            <text:p/>
          </draw:image>
        </draw:frame>
        <draw:line draw:style-name="gr2" draw:text-style-name="P1" draw:layer="layout" svg:x1="4.8cm" svg:y1="17cm" svg:x2="3.3cm" svg:y2="11.8cm">
          <text:p/>
        </draw:line>
        <draw:custom-shape draw:style-name="gr3" draw:text-style-name="P1" draw:layer="layout" svg:width="1.6cm" svg:height="1.6cm" svg:x="2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7:07:45.516965704</meta:creation-date>
    <dc:date>2014-01-21T17:21:11.202085364</dc:date>
    <meta:editing-duration>P0D</meta:editing-duration>
    <meta:editing-cycles>1</meta:editing-cycles>
    <meta:document-statistic meta:object-count="3"/>
    <meta:generator>LibreOffice/4.1.3.2$Linux_X86_64 LibreOffice_project/410m0$Build-2</meta:generator>
  </office:meta>
</office:document-meta>
</file>